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4B084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4B084"/>
      <style:text-properties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4B08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9">
      <style:table-cell-properties fo:background-color="#00B0F0"/>
    </style:style>
    <style:style style:name="ce6" style:family="table-cell" style:parent-style-name="Comma" style:data-style-name="N36"/>
    <style:style style:name="ce7" style:family="table-cell" style:parent-style-name="Default" style:data-style-name="N19"/>
    <style:style style:name="ce8" style:family="table-cell" style:parent-style-name="Default" style:data-style-name="N0">
      <style:table-cell-properties fo:background-color="#4472C4"/>
      <style:text-properties style:font-name="Arial" style:font-name-asian="Arial" style:font-name-complex="Arial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02847222222222cm" style:use-optimal-column-width="true"/>
    </style:style>
    <style:style style:name="co3" style:family="table-column">
      <style:table-column-properties fo:break-before="auto" style:column-width="3.08680555555556cm" style:use-optimal-column-width="true"/>
    </style:style>
    <style:style style:name="co4" style:family="table-column">
      <style:table-column-properties fo:break-before="auto" style:column-width="3.0691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03388888888889cm" style:use-optimal-column-width="true"/>
    </style:style>
    <style:style style:name="co7" style:family="table-column">
      <style:table-column-properties fo:break-before="auto" style:column-width="3.13972222222222cm" style:use-optimal-column-width="true"/>
    </style:style>
    <style:style style:name="co8" style:family="table-column">
      <style:table-column-properties fo:break-before="auto" style:column-width="2.46944444444444cm" style:use-optimal-column-width="true"/>
    </style:style>
    <style:style style:name="co9" style:family="table-column">
      <style:table-column-properties fo:break-before="auto" style:column-width="3.175cm" style:use-optimal-column-width="true"/>
    </style:style>
    <style:style style:name="co10" style:family="table-column">
      <style:table-column-properties fo:break-before="auto" style:column-width="3.54541666666667cm" style:use-optimal-column-width="true"/>
    </style:style>
    <style:style style:name="co11" style:family="table-column">
      <style:table-column-properties fo:break-before="auto" style:column-width="3.54541666666667cm"/>
    </style:style>
    <style:style style:name="co12" style:family="table-column">
      <style:table-column-properties fo:break-before="auto" style:column-width="3.05152777777778cm" style:use-optimal-column-width="true"/>
    </style:style>
    <style:style style:name="co13" style:family="table-column">
      <style:table-column-properties fo:break-before="auto" style:column-width="2.87513888888889cm" style:use-optimal-column-width="true"/>
    </style:style>
    <style:style style:name="co14" style:family="table-column">
      <style:table-column-properties fo:break-before="auto" style:column-width="2.69875cm" style:use-optimal-column-width="true"/>
    </style:style>
    <style:style style:name="co15" style:family="table-column">
      <style:table-column-properties fo:break-before="auto" style:column-width="1.78152777777778cm" style:use-optimal-column-width="true"/>
    </style:style>
    <style:style style:name="co16" style:family="table-column">
      <style:table-column-properties fo:break-before="auto" style:column-width="2.64583333333333cm" style:use-optimal-column-width="true"/>
    </style:style>
    <style:style style:name="co17" style:family="table-column">
      <style:table-column-properties fo:break-before="auto" style:column-width="2.66347222222222cm" style:use-optimal-column-width="true"/>
    </style:style>
    <style:style style:name="co18" style:family="table-column">
      <style:table-column-properties fo:break-before="auto" style:column-width="2.91041666666667cm" style:use-optimal-column-width="true"/>
    </style:style>
    <style:style style:name="co19" style:family="table-column">
      <style:table-column-properties fo:break-before="auto" style:column-width="1.97555555555556cm" style:use-optimal-column-width="true"/>
    </style:style>
    <style:style style:name="co20" style:family="table-column">
      <style:table-column-properties fo:break-before="auto" style:column-width="3.61597222222222cm" style:use-optimal-column-width="true"/>
    </style:style>
    <style:style style:name="co21" style:family="table-column">
      <style:table-column-properties fo:break-before="auto" style:column-width="3.88055555555556cm" style:use-optimal-column-width="true"/>
    </style:style>
    <style:style style:name="co22" style:family="table-column">
      <style:table-column-properties fo:break-before="auto" style:column-width="3.96875cm" style:use-optimal-column-width="true"/>
    </style:style>
    <style:style style:name="co23" style:family="table-column">
      <style:table-column-properties fo:break-before="auto" style:column-width="2.96333333333333cm" style:use-optimal-column-width="true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" style:family="table-cell">
      <style:map style:condition="of:is-true-formula(NOT(ISERROR(SEARCH(&quot;No&quot;;[.J2]))))" style:apply-style-name="cf2" style:base-cell-address="Order_Tracker.J2"/>
      <style:map style:condition="of:is-true-formula(NOT(ISERROR(SEARCH(&quot;Yes&quot;;[.J2]))))" style:apply-style-name="cf1" style:base-cell-address="Order_Tracker.J2"/>
    </style:style>
    <style:style style:name="ce10" style:family="table-cell">
      <style:map style:condition="of:is-true-formula(NOT(ISERROR(SEARCH(&quot;Pending&quot;;[.L2]))))" style:apply-style-name="cf2" style:base-cell-address="Order_Tracker.L2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Yes&quot;;&quot;No&quot;)">
          <table:help-message table:display="true"/>
          <table:error-message table:display="true"/>
        </table:content-validation>
        <table:content-validation table:name="val2" table:condition="of:cell-content-is-in-list(&quot;Cash&quot;;&quot;Bank&quot;;&quot;Lipa&quot;;&quot;Mobile&quot;)">
          <table:help-message table:display="true"/>
          <table:error-message table:display="true"/>
        </table:content-validation>
        <table:content-validation table:name="val3" table:condition="of:cell-content-is-in-list(&quot;Delivery&quot;;&quot;Pickup&quot;;&quot;Pending&quot;)">
          <table:help-message table:display="true"/>
          <table:error-message table:display="true"/>
        </table:content-validation>
        <table:content-validation table:name="val4" table:condition="of:cell-content-is-in-list(&quot;Picha Mbao A3&quot;;&quot;Picha Mbao A4&quot;;&quot;Picha Mbao A3&quot;;&quot;Picha Mbao A5&quot;;&quot;Picha Mbao A2&quot;;&quot;Picha Mbao A&quot;)">
          <table:help-message table:display="true"/>
          <table:error-message table:display="true"/>
        </table:content-validation>
        <table:content-validation table:name="val5" table:condition="of:cell-content-is-in-list(&quot;Picha Mbao A1&quot;;&quot;Picha Mbao A2&quot;;&quot;Picha Mbao A3&quot;;&quot;Picha Mbao A4&quot;;&quot;Picha Mbao A5&quot;;&quot;Frame A1&quot;;&quot;Frame A2&quot;;&quot;Frame A3&quot;;&quot;Frame A4&quot;;&quot;Frame A5&quot;;&quot;Cup&quot;;&quot;Magic cup&quot;;&quot;Mug&quot;;&quot;Banner&quot;;&quot;Business card&quot;;&quot;Delivery cards&quot;;&quot;Stickers&quot;;&quot;Contra Stickers&quot;;&quot;T-shirts&quot;;&quot;Hoodies&quot;;&quot;Holders&quot;;&quot;Gold Strip&quot;;&quot;Game&quot;;&quot;Movie &quot;)">
          <table:help-message table:display="true"/>
          <table:error-message table:display="true"/>
        </table:content-validation>
        <table:content-validation table:name="val6" table:condition="of:cell-content-is-in-list(&quot;Picha&quot;;&quot;Banner&quot;;&quot;Holder&quot;;&quot;Notebook&quot;;&quot;Poster&quot;;&quot;Sticker&quot;;&quot;Design&quot;;&quot;Transport&quot;;&quot;Meals&quot;;&quot;Office Supplies&quot;;&quot;Rent&quot;;&quot;Salaries&quot;;&quot;Electricity&quot;;&quot;Water&quot;;&quot;Internet&quot;;&quot;Security&quot;;&quot;Trash&quot;)">
          <table:help-message table:display="true"/>
          <table:error-message table:display="true"/>
        </table:content-validation>
        <table:content-validation table:name="val7" table:condition="of:cell-content-is-in-list(&quot;Sales&quot;;&quot;Expenses&quot;)">
          <table:help-message table:display="true"/>
          <table:error-message table:display="true"/>
        </table:content-validation>
        <table:content-validation table:name="val8" table:condition="of:cell-content-is-in-list(&quot;Cash&quot;;&quot;Bank&quot;;&quot;Lipa&quot;;&quot;Mobile&quot;)">
          <table:help-message table:display="true"/>
          <table:error-message table:display="true"/>
        </table:content-validation>
      </table:content-validations>
      <table:table table:name="Order_Tracker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2">
            <text:p>Order ID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Customer Name</text:p>
          </table:table-cell>
          <table:table-cell office:value-type="string" table:content-validation-name="val4" table:style-name="ce3">
            <text:p>Product/Service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Unit Price (TZS)</text:p>
          </table:table-cell>
          <table:table-cell office:value-type="string" table:style-name="ce3">
            <text:p>Total Cost (TZS)</text:p>
          </table:table-cell>
          <table:table-cell office:value-type="string" table:style-name="ce3">
            <text:p>Paid Amount</text:p>
          </table:table-cell>
          <table:table-cell office:value-type="string" table:style-name="ce3">
            <text:p>Pending Amount</text:p>
          </table:table-cell>
          <table:table-cell office:value-type="string" table:style-name="ce3">
            <text:p>Payment Received</text:p>
          </table:table-cell>
          <table:table-cell office:value-type="string" table:style-name="ce3">
            <text:p>Payment Method</text:p>
          </table:table-cell>
          <table:table-cell office:value-type="string" table:style-name="ce3">
            <text:p>Delivery Status</text:p>
          </table:table-cell>
          <table:table-cell office:value-type="string" table:style-name="ce3">
            <text:p>Notes</text:p>
          </table:table-cell>
          <table:table-cell office:value-type="string" table:style-name="ce3">
            <text:p>Phone Number</text:p>
          </table:table-cell>
          <table:table-cell table:number-columns-repeated="1637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date" office:date-value="2025-07-04T00:00:00" table:style-name="ce5">
            <text:p>04/07/2025</text:p>
          </table:table-cell>
          <table:table-cell office:value-type="string" table:style-name="ce1">
            <text:p>Nancy<text:s/></text:p>
          </table:table-cell>
          <table:table-cell office:value-type="string" table:content-validation-name="val5" table:style-name="ce1">
            <text:p>Picha Mbao A3</text:p>
          </table:table-cell>
          <table:table-cell office:value-type="float" office:value="3" table:style-name="ce1">
            <text:p>3</text:p>
          </table:table-cell>
          <table:table-cell office:value-type="float" office:value="15000" table:style-name="ce6">
            <text:p><text:s/>15,000<text:s/></text:p>
          </table:table-cell>
          <table:table-cell office:value-type="float" office:value="45000" table:formula="of:=[.E2]*[.F2]" table:style-name="ce6">
            <text:p><text:s/>45,000<text:s/></text:p>
          </table:table-cell>
          <table:table-cell table:style-name="ce6">
            <office:annotation draw:style-name="a0" svg:x="2.90972222222222in" svg:y="0.0208333333333333in" svg:width="0.513888888888889in" svg:height="0.291666666666667in">
              <dc:creator>AAPH User</dc:creator>
              <text:p><text:span text:style-name="T1">AAPH User:</text:span><text:span text:style-name="T2"/></text:p>
              <text:p><text:span text:style-name="T2">Opening offer</text:span></text:p>
            </office:annotation>
          </table:table-cell>
          <table:table-cell office:value-type="float" office:value="-45000" table:formula="of:=[.H2]-[.G2]" table:style-name="ce6">
            <text:p>-45,000<text:s/></text:p>
          </table:table-cell>
          <table:table-cell office:value-type="string" table:content-validation-name="val1" table:style-name="ce9">
            <text:p>No</text:p>
          </table:table-cell>
          <table:table-cell table:content-validation-name="val2" table:style-name="ce1"/>
          <table:table-cell office:value-type="string" table:content-validation-name="val3" table:style-name="ce10">
            <text:p>Pending</text:p>
          </table:table-cell>
          <table:table-cell office:value-type="string" table:style-name="ce1">
            <text:p>Follow-up needed</text:p>
          </table:table-cell>
          <table:table-cell table:number-columns-repeated="1637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date" office:date-value="2025-07-04T00:00:00" table:style-name="ce5">
            <text:p>04/07/2025</text:p>
          </table:table-cell>
          <table:table-cell office:value-type="string" table:style-name="ce1">
            <text:p>Patricia</text:p>
          </table:table-cell>
          <table:table-cell office:value-type="string" table:content-validation-name="val5" table:style-name="ce1">
            <text:p>Picha Mbao A3</text:p>
          </table:table-cell>
          <table:table-cell office:value-type="float" office:value="1" table:style-name="ce1">
            <text:p>1</text:p>
          </table:table-cell>
          <table:table-cell office:value-type="float" office:value="15000" table:style-name="ce6">
            <text:p><text:s/>15,000<text:s/></text:p>
          </table:table-cell>
          <table:table-cell office:value-type="float" office:value="15000" table:formula="of:=[.E3]*[.F3]" table:style-name="ce6">
            <text:p><text:s/>15,000<text:s/></text:p>
          </table:table-cell>
          <table:table-cell office:value-type="float" office:value="10000" table:style-name="ce6">
            <office:annotation draw:style-name="a1" svg:x="2.90972222222222in" svg:y="0.0833333333333333in" svg:width="0.513888888888889in" svg:height="0.291666666666667in">
              <dc:creator>AAPH User</dc:creator>
              <text:p><text:span text:style-name="T1">AAPH User:</text:span><text:span text:style-name="T2"/></text:p>
              <text:p><text:span text:style-name="T2">Opening offer</text:span></text:p>
            </office:annotation>
            <text:p><text:s/>10,000<text:s/></text:p>
          </table:table-cell>
          <table:table-cell office:value-type="float" office:value="-5000" table:formula="of:=[.H3]-[.G3]" table:style-name="ce6">
            <text:p>-5,000<text:s/></text:p>
          </table:table-cell>
          <table:table-cell office:value-type="string" table:content-validation-name="val1" table:style-name="ce9">
            <text:p>Yes</text:p>
          </table:table-cell>
          <table:table-cell office:value-type="string" table:content-validation-name="val2" table:style-name="ce1">
            <text:p>Cash</text:p>
          </table:table-cell>
          <table:table-cell office:value-type="string" table:content-validation-name="val3" table:style-name="ce10">
            <text:p>Pick Up</text:p>
          </table:table-cell>
          <table:table-cell table:number-columns-repeated="16372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date" office:date-value="2025-07-05T00:00:00" table:style-name="ce7">
            <text:p>05/07/2025</text:p>
          </table:table-cell>
          <table:table-cell table:style-name="ce1"/>
          <table:table-cell office:value-type="string" table:content-validation-name="val5" table:style-name="ce1">
            <text:p>Game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2000" table:formula="of:=[.E4]*[.F4]" table:style-name="ce6">
            <text:p><text:s/>2,000<text:s/></text:p>
          </table:table-cell>
          <table:table-cell office:value-type="float" office:value="2000" table:style-name="ce6">
            <text:p><text:s/>2,000<text:s/></text:p>
          </table:table-cell>
          <table:table-cell office:value-type="float" office:value="0" table:formula="of:=[.H4]-[.G4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office:value-type="string" table:content-validation-name="val2" table:style-name="ce1">
            <text:p>Cash</text:p>
          </table:table-cell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date" office:date-value="2025-07-06T00:00:00" table:style-name="ce7">
            <text:p>06/07/2025</text:p>
          </table:table-cell>
          <table:table-cell table:style-name="ce1"/>
          <table:table-cell office:value-type="string" table:content-validation-name="val5" table:style-name="ce1">
            <text:p>Picha Mbao A3</text:p>
          </table:table-cell>
          <table:table-cell office:value-type="float" office:value="5" table:style-name="ce1">
            <text:p>5</text:p>
          </table:table-cell>
          <table:table-cell office:value-type="float" office:value="15000" table:style-name="ce6">
            <text:p><text:s/>15,000<text:s/></text:p>
          </table:table-cell>
          <table:table-cell office:value-type="float" office:value="75000" table:formula="of:=[.E5]*[.F5]" table:style-name="ce6">
            <text:p><text:s/>75,000<text:s/></text:p>
          </table:table-cell>
          <table:table-cell office:value-type="float" office:value="69000" table:style-name="ce1">
            <text:p>69000</text:p>
          </table:table-cell>
          <table:table-cell office:value-type="float" office:value="-6000" table:formula="of:=[.H5]-[.G5]" table:style-name="ce6">
            <text:p>-6,000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date" office:date-value="2025-07-07T00:00:00" table:style-name="ce7">
            <text:p>07/07/2025</text:p>
          </table:table-cell>
          <table:table-cell table:style-name="ce1"/>
          <table:table-cell office:value-type="string" table:content-validation-name="val5" table:style-name="ce1">
            <text:p>Picha Mbao A3</text:p>
          </table:table-cell>
          <table:table-cell office:value-type="float" office:value="4" table:style-name="ce1">
            <text:p>4</text:p>
          </table:table-cell>
          <table:table-cell office:value-type="float" office:value="15000" table:style-name="ce6">
            <text:p><text:s/>15,000<text:s/></text:p>
          </table:table-cell>
          <table:table-cell office:value-type="float" office:value="60000" table:formula="of:=[.E6]*[.F6]" table:style-name="ce6">
            <text:p><text:s/>60,000<text:s/></text:p>
          </table:table-cell>
          <table:table-cell office:value-type="float" office:value="60000" table:style-name="ce1">
            <text:p>60000</text:p>
          </table:table-cell>
          <table:table-cell office:value-type="float" office:value="0" table:formula="of:=[.H6]-[.G6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office:value-type="string" table:content-validation-name="val3" table:style-name="ce10">
            <text:p>Pending</text:p>
          </table:table-cell>
          <table:table-cell table:number-columns-repeated="16372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date" office:date-value="2025-07-08T00:00:00" table:style-name="ce7">
            <text:p>08/07/2025</text:p>
          </table:table-cell>
          <table:table-cell table:style-name="ce1"/>
          <table:table-cell office:value-type="string" table:content-validation-name="val5" table:style-name="ce1">
            <text:p>Gold Strip<text:s/></text:p>
          </table:table-cell>
          <table:table-cell office:value-type="float" office:value="1" table:style-name="ce1">
            <text:p>1</text:p>
          </table:table-cell>
          <table:table-cell office:value-type="float" office:value="20000" table:style-name="ce6">
            <text:p><text:s/>20,000<text:s/></text:p>
          </table:table-cell>
          <table:table-cell office:value-type="float" office:value="20000" table:formula="of:=[.E7]*[.F7]" table:style-name="ce6">
            <text:p><text:s/>20,000<text:s/></text:p>
          </table:table-cell>
          <table:table-cell office:value-type="float" office:value="20000" table:style-name="ce1">
            <text:p>20000</text:p>
          </table:table-cell>
          <table:table-cell office:value-type="float" office:value="0" table:formula="of:=[.H7]-[.G7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date" office:date-value="2025-07-09T00:00:00" table:style-name="ce5">
            <text:p>09/07/2025</text:p>
          </table:table-cell>
          <table:table-cell table:style-name="ce1"/>
          <table:table-cell office:value-type="string" table:content-validation-name="val5" table:style-name="ce1">
            <text:p>Picha Mbao A4</text:p>
          </table:table-cell>
          <table:table-cell office:value-type="float" office:value="1" table:style-name="ce1">
            <text:p>1</text:p>
          </table:table-cell>
          <table:table-cell office:value-type="float" office:value="7000" table:style-name="ce6">
            <text:p><text:s/>7,000<text:s/></text:p>
          </table:table-cell>
          <table:table-cell office:value-type="float" office:value="7000" table:formula="of:=[.E8]*[.F8]" table:style-name="ce6">
            <text:p><text:s/>7,000<text:s/></text:p>
          </table:table-cell>
          <table:table-cell office:value-type="float" office:value="7000" table:style-name="ce1">
            <text:p>7000</text:p>
          </table:table-cell>
          <table:table-cell office:value-type="float" office:value="0" table:formula="of:=[.H8]-[.G8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date" office:date-value="2025-07-09T00:00:00" table:style-name="ce5">
            <text:p>09/07/2025</text:p>
          </table:table-cell>
          <table:table-cell table:style-name="ce1"/>
          <table:table-cell office:value-type="string" table:content-validation-name="val5" table:style-name="ce1">
            <text:p>Cup</text:p>
          </table:table-cell>
          <table:table-cell office:value-type="float" office:value="5" table:style-name="ce1">
            <text:p>5</text:p>
          </table:table-cell>
          <table:table-cell office:value-type="float" office:value="10000" table:style-name="ce6">
            <text:p><text:s/>10,000<text:s/></text:p>
          </table:table-cell>
          <table:table-cell office:value-type="float" office:value="50000" table:formula="of:=[.E9]*[.F9]" table:style-name="ce6">
            <text:p><text:s/>50,000<text:s/></text:p>
          </table:table-cell>
          <table:table-cell office:value-type="float" office:value="50000" table:style-name="ce1">
            <text:p>50000</text:p>
          </table:table-cell>
          <table:table-cell office:value-type="float" office:value="0" table:formula="of:=[.H9]-[.G9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date" office:date-value="2025-07-09T00:00:00" table:style-name="ce5">
            <text:p>09/07/2025</text:p>
          </table:table-cell>
          <table:table-cell table:style-name="ce1"/>
          <table:table-cell office:value-type="string" table:content-validation-name="val5" table:style-name="ce1">
            <text:p>Game</text:p>
          </table:table-cell>
          <table:table-cell office:value-type="float" office:value="12" table:style-name="ce1">
            <text:p>12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6000" table:formula="of:=[.E10]*[.F10]" table:style-name="ce6">
            <text:p><text:s/>6,000<text:s/>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H10]-[.G10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office:value-type="string" table:content-validation-name="val2" table:style-name="ce1">
            <text:p>Cash</text:p>
          </table:table-cell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date" office:date-value="2025-07-10T00:00:00" table:style-name="ce5">
            <text:p>10/07/2025</text:p>
          </table:table-cell>
          <table:table-cell table:style-name="ce1"/>
          <table:table-cell office:value-type="string" table:content-validation-name="val5" table:style-name="ce1">
            <text:p>Game</text:p>
          </table:table-cell>
          <table:table-cell office:value-type="float" office:value="13" table:style-name="ce1">
            <text:p>13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6500" table:formula="of:=[.E11]*[.F11]" table:style-name="ce6">
            <text:p><text:s/>6,500<text:s/>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H11]-[.G11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office:value-type="string" table:content-validation-name="val2" table:style-name="ce1">
            <text:p>Cash</text:p>
          </table:table-cell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date" office:date-value="2025-07-10T00:00:00" table:style-name="ce5">
            <text:p>10/07/2025</text:p>
          </table:table-cell>
          <table:table-cell table:style-name="ce1"/>
          <table:table-cell office:value-type="string" table:content-validation-name="val5" table:style-name="ce1">
            <text:p>Picha Mbao A3</text:p>
          </table:table-cell>
          <table:table-cell office:value-type="float" office:value="2" table:style-name="ce1">
            <text:p>2</text:p>
          </table:table-cell>
          <table:table-cell office:value-type="float" office:value="15000" table:style-name="ce6">
            <text:p><text:s/>15,000<text:s/></text:p>
          </table:table-cell>
          <table:table-cell office:value-type="float" office:value="30000" table:formula="of:=[.E12]*[.F12]" table:style-name="ce6">
            <text:p><text:s/>30,000<text:s/></text:p>
          </table:table-cell>
          <table:table-cell office:value-type="float" office:value="30000" table:style-name="ce1">
            <text:p>30000</text:p>
          </table:table-cell>
          <table:table-cell office:value-type="float" office:value="0" table:formula="of:=[.H12]-[.G12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date" office:date-value="2025-07-11T00:00:00" table:style-name="ce7">
            <text:p>11/07/2025</text:p>
          </table:table-cell>
          <table:table-cell table:style-name="ce1"/>
          <table:table-cell office:value-type="string" table:content-validation-name="val5" table:style-name="ce1">
            <text:p>Picha Mbao A3</text:p>
          </table:table-cell>
          <table:table-cell office:value-type="float" office:value="8" table:style-name="ce1">
            <text:p>8</text:p>
          </table:table-cell>
          <table:table-cell office:value-type="float" office:value="15000" table:style-name="ce6">
            <text:p><text:s/>15,000<text:s/></text:p>
          </table:table-cell>
          <table:table-cell office:value-type="float" office:value="120000" table:formula="of:=[.E13]*[.F13]" table:style-name="ce6">
            <text:p><text:s/>120,000<text:s/></text:p>
          </table:table-cell>
          <table:table-cell office:value-type="float" office:value="120000" table:style-name="ce1">
            <text:p>120000</text:p>
          </table:table-cell>
          <table:table-cell office:value-type="float" office:value="0" table:formula="of:=[.H13]-[.G13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date" office:date-value="2025-07-12T00:00:00" table:style-name="ce7">
            <text:p>12/07/2025</text:p>
          </table:table-cell>
          <table:table-cell table:style-name="ce1"/>
          <table:table-cell office:value-type="string" table:content-validation-name="val5" table:style-name="ce1">
            <text:p>Game</text:p>
          </table:table-cell>
          <table:table-cell office:value-type="float" office:value="10" table:style-name="ce1">
            <text:p>10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5000" table:formula="of:=[.E14]*[.F14]" table:style-name="ce6">
            <text:p><text:s/>5,000<text:s/></text:p>
          </table:table-cell>
          <table:table-cell office:value-type="float" office:value="5000" table:style-name="ce1">
            <text:p>5000</text:p>
          </table:table-cell>
          <table:table-cell office:value-type="float" office:value="0" table:formula="of:=[.H14]-[.G14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office:value-type="string" table:content-validation-name="val2" table:style-name="ce1">
            <text:p>Cash</text:p>
          </table:table-cell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date" office:date-value="2025-07-13T00:00:00" table:style-name="ce5">
            <text:p>13/07/2025</text:p>
          </table:table-cell>
          <table:table-cell table:style-name="ce1"/>
          <table:table-cell office:value-type="string" table:content-validation-name="val5" table:style-name="ce1">
            <text:p>Picha Mbao A4</text:p>
          </table:table-cell>
          <table:table-cell office:value-type="float" office:value="4" table:style-name="ce1">
            <text:p>4</text:p>
          </table:table-cell>
          <table:table-cell office:value-type="float" office:value="7000" table:style-name="ce6">
            <text:p><text:s/>7,000<text:s/></text:p>
          </table:table-cell>
          <table:table-cell office:value-type="float" office:value="28000" table:formula="of:=[.E15]*[.F15]" table:style-name="ce6">
            <text:p><text:s/>28,000<text:s/></text:p>
          </table:table-cell>
          <table:table-cell office:value-type="float" office:value="28000" table:style-name="ce1">
            <text:p>28000</text:p>
          </table:table-cell>
          <table:table-cell office:value-type="float" office:value="0" table:formula="of:=[.H15]-[.G15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date" office:date-value="2025-07-13T00:00:00" table:style-name="ce5">
            <text:p>13/07/2025</text:p>
          </table:table-cell>
          <table:table-cell table:style-name="ce1"/>
          <table:table-cell office:value-type="string" table:content-validation-name="val5" table:style-name="ce1">
            <text:p>Picha Mbao A3</text:p>
          </table:table-cell>
          <table:table-cell office:value-type="float" office:value="1" table:style-name="ce1">
            <text:p>1</text:p>
          </table:table-cell>
          <table:table-cell office:value-type="float" office:value="15000" table:style-name="ce6">
            <text:p><text:s/>15,000<text:s/></text:p>
          </table:table-cell>
          <table:table-cell office:value-type="float" office:value="15000" table:formula="of:=[.E16]*[.F16]" table:style-name="ce6">
            <text:p><text:s/>15,000<text:s/>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H16]-[.G16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 table:style-name="ce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date" office:date-value="2025-07-13T00:00:00" table:style-name="ce5">
            <text:p>13/07/2025</text:p>
          </table:table-cell>
          <table:table-cell table:style-name="ce1"/>
          <table:table-cell office:value-type="string" table:content-validation-name="val5" table:style-name="ce1">
            <text:p>Picha Mbao A2</text:p>
          </table:table-cell>
          <table:table-cell office:value-type="float" office:value="3" table:style-name="ce1">
            <text:p>3</text:p>
          </table:table-cell>
          <table:table-cell office:value-type="float" office:value="40000" table:style-name="ce6">
            <text:p><text:s/>40,000<text:s/></text:p>
          </table:table-cell>
          <table:table-cell office:value-type="float" office:value="120000" table:formula="of:=[.E17]*[.F17]" table:style-name="ce6">
            <text:p><text:s/>120,000<text:s/></text:p>
          </table:table-cell>
          <table:table-cell office:value-type="float" office:value="120000" table:style-name="ce1">
            <text:p>120000</text:p>
          </table:table-cell>
          <table:table-cell office:value-type="float" office:value="0" table:formula="of:=[.H17]-[.G17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date" office:date-value="2025-07-13T00:00:00" table:style-name="ce5">
            <text:p>13/07/2025</text:p>
          </table:table-cell>
          <table:table-cell table:style-name="ce1"/>
          <table:table-cell office:value-type="string" table:content-validation-name="val5" table:style-name="ce1">
            <text:p>Frame A4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6">
            <text:p><text:s/>10,000<text:s/></text:p>
          </table:table-cell>
          <table:table-cell office:value-type="float" office:value="30000" table:formula="of:=[.E18]*[.F18]" table:style-name="ce6">
            <text:p><text:s/>30,000<text:s/></text:p>
          </table:table-cell>
          <table:table-cell office:value-type="float" office:value="20000" table:style-name="ce1">
            <text:p>20000</text:p>
          </table:table-cell>
          <table:table-cell office:value-type="float" office:value="-10000" table:formula="of:=[.H18]-[.G18]" table:style-name="ce6">
            <office:annotation draw:style-name="a2" svg:x="8.22222222222222in" svg:y="3.15972222222222in" svg:width="1.29166666666667in" svg:height="0.763888888888889in">
              <dc:creator>AAPH User</dc:creator>
              <text:p><text:span text:style-name="T1">AAPH Given as offer for taking many pics</text:span></text:p>
            </office:annotation>
            <text:p>-10,000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date" office:date-value="2025-07-13T00:00:00" table:style-name="ce5">
            <text:p>13/07/2025</text:p>
          </table:table-cell>
          <table:table-cell table:style-name="ce1"/>
          <table:table-cell office:value-type="string" table:content-validation-name="val5" table:style-name="ce1">
            <text:p>Frame A3</text:p>
          </table:table-cell>
          <table:table-cell office:value-type="float" office:value="1" table:style-name="ce1">
            <text:p>1</text:p>
          </table:table-cell>
          <table:table-cell office:value-type="float" office:value="20000" table:style-name="ce6">
            <text:p><text:s/>20,000<text:s/></text:p>
          </table:table-cell>
          <table:table-cell office:value-type="float" office:value="20000" table:formula="of:=[.E19]*[.F19]" table:style-name="ce6">
            <text:p><text:s/>20,000<text:s/></text:p>
          </table:table-cell>
          <table:table-cell office:value-type="float" office:value="20000" table:style-name="ce1">
            <text:p>20000</text:p>
          </table:table-cell>
          <table:table-cell office:value-type="float" office:value="0" table:formula="of:=[.H19]-[.G19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date" office:date-value="2025-07-13T00:00:00" table:style-name="ce5">
            <text:p>13/07/2025</text:p>
          </table:table-cell>
          <table:table-cell table:style-name="ce1"/>
          <table:table-cell office:value-type="string" table:content-validation-name="val5" table:style-name="ce1">
            <text:p>Game</text:p>
          </table:table-cell>
          <table:table-cell office:value-type="float" office:value="6" table:style-name="ce1">
            <text:p>6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3000" table:formula="of:=[.E20]*[.F20]" table:style-name="ce6">
            <text:p><text:s/>3,000<text:s/>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H20]-[.G20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office:value-type="string" table:content-validation-name="val2" table:style-name="ce1">
            <text:p>Cash</text:p>
          </table:table-cell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date" office:date-value="2025-07-14T00:00:00" table:style-name="ce5">
            <text:p>14/07/2025</text:p>
          </table:table-cell>
          <table:table-cell table:style-name="ce1"/>
          <table:table-cell office:value-type="string" table:content-validation-name="val5" table:style-name="ce1">
            <text:p>Picha Mbao A4</text:p>
          </table:table-cell>
          <table:table-cell office:value-type="float" office:value="2" table:style-name="ce1">
            <text:p>2</text:p>
          </table:table-cell>
          <table:table-cell office:value-type="float" office:value="7000" table:style-name="ce6">
            <text:p><text:s/>7,000<text:s/></text:p>
          </table:table-cell>
          <table:table-cell office:value-type="float" office:value="14000" table:formula="of:=[.E21]*[.F21]" table:style-name="ce6">
            <text:p><text:s/>14,000<text:s/></text:p>
          </table:table-cell>
          <table:table-cell office:value-type="float" office:value="14000" table:style-name="ce1">
            <text:p>14000</text:p>
          </table:table-cell>
          <table:table-cell office:value-type="float" office:value="0" table:formula="of:=[.H21]-[.G21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date" office:date-value="2025-07-14T00:00:00" table:style-name="ce5">
            <text:p>14/07/2025</text:p>
          </table:table-cell>
          <table:table-cell table:style-name="ce1"/>
          <table:table-cell office:value-type="string" table:content-validation-name="val5" table:style-name="ce1">
            <text:p>Game</text:p>
          </table:table-cell>
          <table:table-cell office:value-type="float" office:value="6" table:style-name="ce1">
            <text:p>6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3000" table:formula="of:=[.E22]*[.F22]" table:style-name="ce6">
            <text:p><text:s/>3,000<text:s/>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H22]-[.G22]" table:style-name="ce6">
            <text:p><text:s/>-<text:s/></text:p>
          </table:table-cell>
          <table:table-cell office:value-type="string" table:content-validation-name="val1" table:style-name="ce9">
            <text:p>Yes</text:p>
          </table:table-cell>
          <table:table-cell office:value-type="string" table:content-validation-name="val2" table:style-name="ce1">
            <text:p>Cash</text:p>
          </table:table-cell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date" office:date-value="2025-07-15T00:00:00" table:style-name="ce7">
            <text:p>15/07/2025</text:p>
          </table:table-cell>
          <table:table-cell table:style-name="ce1"/>
          <table:table-cell table:content-validation-name="val5" table:style-name="ce1"/>
          <table:table-cell table:number-columns-repeated="2" table:style-name="ce1"/>
          <table:table-cell office:value-type="float" office:value="0" table:formula="of:=[.E23]*[.F23]" table:style-name="ce6">
            <text:p><text:s/>-<text:s/></text:p>
          </table:table-cell>
          <table:table-cell table:style-name="ce1"/>
          <table:table-cell office:value-type="float" office:value="0" table:formula="of:=[.H23]-[.G23]" table:style-name="ce6">
            <text:p><text:s/>-<text:s/></text:p>
          </table:table-cell>
          <table:table-cell table:content-validation-name="val1" table:style-name="ce9"/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date" office:date-value="2025-07-16T00:00:00" table:style-name="ce7">
            <text:p>16/07/2025</text:p>
          </table:table-cell>
          <table:table-cell table:style-name="ce1"/>
          <table:table-cell table:content-validation-name="val5" table:style-name="ce1"/>
          <table:table-cell table:number-columns-repeated="2" table:style-name="ce1"/>
          <table:table-cell office:value-type="float" office:value="0" table:formula="of:=[.E24]*[.F24]" table:style-name="ce6">
            <text:p><text:s/>-<text:s/></text:p>
          </table:table-cell>
          <table:table-cell table:style-name="ce1"/>
          <table:table-cell office:value-type="float" office:value="0" table:formula="of:=[.H24]-[.G24]" table:style-name="ce6">
            <text:p><text:s/>-<text:s/></text:p>
          </table:table-cell>
          <table:table-cell table:content-validation-name="val1" table:style-name="ce9"/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date" office:date-value="2025-07-17T00:00:00" table:style-name="ce7">
            <text:p>17/07/2025</text:p>
          </table:table-cell>
          <table:table-cell table:style-name="ce1"/>
          <table:table-cell table:content-validation-name="val5" table:style-name="ce1"/>
          <table:table-cell table:number-columns-repeated="2" table:style-name="ce1"/>
          <table:table-cell office:value-type="float" office:value="0" table:formula="of:=[.E25]*[.F25]" table:style-name="ce6">
            <text:p><text:s/>-<text:s/></text:p>
          </table:table-cell>
          <table:table-cell table:style-name="ce1"/>
          <table:table-cell office:value-type="float" office:value="0" table:formula="of:=[.H25]-[.G25]" table:style-name="ce6">
            <text:p><text:s/>-<text:s/></text:p>
          </table:table-cell>
          <table:table-cell table:content-validation-name="val1" table:style-name="ce9"/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date" office:date-value="2025-07-18T00:00:00" table:style-name="ce7">
            <text:p>18/07/2025</text:p>
          </table:table-cell>
          <table:table-cell table:style-name="ce1"/>
          <table:table-cell table:content-validation-name="val5" table:style-name="ce1"/>
          <table:table-cell table:number-columns-repeated="2" table:style-name="ce1"/>
          <table:table-cell office:value-type="float" office:value="0" table:formula="of:=[.E26]*[.F26]" table:style-name="ce6">
            <text:p><text:s/>-<text:s/></text:p>
          </table:table-cell>
          <table:table-cell table:style-name="ce1"/>
          <table:table-cell office:value-type="float" office:value="0" table:formula="of:=[.H26]-[.G26]" table:style-name="ce6">
            <text:p><text:s/>-<text:s/></text:p>
          </table:table-cell>
          <table:table-cell table:content-validation-name="val1" table:style-name="ce9"/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date" office:date-value="2025-07-19T00:00:00" table:style-name="ce7">
            <text:p>19/07/2025</text:p>
          </table:table-cell>
          <table:table-cell table:style-name="ce1"/>
          <table:table-cell table:content-validation-name="val5" table:style-name="ce1"/>
          <table:table-cell table:number-columns-repeated="2" table:style-name="ce1"/>
          <table:table-cell office:value-type="float" office:value="0" table:formula="of:=[.E27]*[.F27]" table:style-name="ce6">
            <text:p><text:s/>-<text:s/></text:p>
          </table:table-cell>
          <table:table-cell table:style-name="ce1"/>
          <table:table-cell office:value-type="float" office:value="0" table:formula="of:=[.H27]-[.G27]" table:style-name="ce6">
            <text:p><text:s/>-<text:s/></text:p>
          </table:table-cell>
          <table:table-cell table:content-validation-name="val1" table:style-name="ce9"/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date" office:date-value="2025-07-20T00:00:00" table:style-name="ce7">
            <text:p>20/07/2025</text:p>
          </table:table-cell>
          <table:table-cell table:style-name="ce1"/>
          <table:table-cell table:content-validation-name="val5" table:style-name="ce1"/>
          <table:table-cell table:number-columns-repeated="2" table:style-name="ce1"/>
          <table:table-cell office:value-type="float" office:value="0" table:formula="of:=[.E28]*[.F28]" table:style-name="ce6">
            <text:p><text:s/>-<text:s/></text:p>
          </table:table-cell>
          <table:table-cell table:style-name="ce1"/>
          <table:table-cell office:value-type="float" office:value="0" table:formula="of:=[.H28]-[.G28]" table:style-name="ce6">
            <text:p><text:s/>-<text:s/></text:p>
          </table:table-cell>
          <table:table-cell table:content-validation-name="val1" table:style-name="ce9"/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date" office:date-value="2025-07-21T00:00:00" table:style-name="ce7">
            <text:p>21/07/2025</text:p>
          </table:table-cell>
          <table:table-cell table:style-name="ce1"/>
          <table:table-cell table:content-validation-name="val5" table:style-name="ce1"/>
          <table:table-cell table:number-columns-repeated="2" table:style-name="ce1"/>
          <table:table-cell office:value-type="float" office:value="0" table:formula="of:=[.E29]*[.F29]" table:style-name="ce6">
            <text:p><text:s/>-<text:s/></text:p>
          </table:table-cell>
          <table:table-cell table:style-name="ce1"/>
          <table:table-cell office:value-type="float" office:value="0" table:formula="of:=[.H29]-[.G29]" table:style-name="ce6">
            <text:p><text:s/>-<text:s/></text:p>
          </table:table-cell>
          <table:table-cell table:content-validation-name="val1" table:style-name="ce9"/>
          <table:table-cell table:content-validation-name="val2" table:style-name="ce1"/>
          <table:table-cell table:content-validation-name="val3" table:style-name="ce10"/>
          <table:table-cell table:number-columns-repeated="16372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date" office:date-value="2025-07-22T00:00:00" table:style-name="ce7">
            <text:p>22/07/2025</text:p>
          </table:table-cell>
          <table:table-cell table:style-name="ce1"/>
          <table:table-cell table:content-validation-name="val5" table:style-name="ce1"/>
          <table:table-cell table:number-columns-repeated="7" table:style-name="ce1"/>
          <table:table-cell table:content-validation-name="val3" table:style-name="ce1"/>
          <table:table-cell table:number-columns-repeated="16372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date" office:date-value="2025-07-23T00:00:00" table:style-name="ce7">
            <text:p>23/07/2025</text:p>
          </table:table-cell>
          <table:table-cell table:style-name="ce1"/>
          <table:table-cell table:content-validation-name="val5" table:style-name="ce1"/>
          <table:table-cell table:number-columns-repeated="16380" table:style-name="ce1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date" office:date-value="2025-07-24T00:00:00" table:style-name="ce7">
            <text:p>24/07/2025</text:p>
          </table:table-cell>
          <table:table-cell table:style-name="ce1"/>
          <table:table-cell table:content-validation-name="val5" table:style-name="ce1"/>
          <table:table-cell table:number-columns-repeated="16380" table:style-name="ce1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date" office:date-value="2025-07-25T00:00:00" table:style-name="ce7">
            <text:p>25/07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date" office:date-value="2025-07-26T00:00:00" table:style-name="ce7">
            <text:p>26/07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date" office:date-value="2025-07-27T00:00:00" table:style-name="ce7">
            <text:p>27/07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date" office:date-value="2025-07-28T00:00:00" table:style-name="ce7">
            <text:p>28/07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date" office:date-value="2025-07-29T00:00:00" table:style-name="ce7">
            <text:p>29/07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date" office:date-value="2025-07-30T00:00:00" table:style-name="ce7">
            <text:p>30/07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date" office:date-value="2025-07-31T00:00:00" table:style-name="ce7">
            <text:p>31/07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date" office:date-value="2025-08-01T00:00:00" table:style-name="ce7">
            <text:p>01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date" office:date-value="2025-08-02T00:00:00" table:style-name="ce7">
            <text:p>02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date" office:date-value="2025-08-03T00:00:00" table:style-name="ce7">
            <text:p>03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date" office:date-value="2025-08-04T00:00:00" table:style-name="ce7">
            <text:p>04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date" office:date-value="2025-08-05T00:00:00" table:style-name="ce7">
            <text:p>05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date" office:date-value="2025-08-06T00:00:00" table:style-name="ce7">
            <text:p>06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date" office:date-value="2025-08-07T00:00:00" table:style-name="ce7">
            <text:p>07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date" office:date-value="2025-08-08T00:00:00" table:style-name="ce7">
            <text:p>08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date" office:date-value="2025-08-09T00:00:00" table:style-name="ce7">
            <text:p>09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date" office:date-value="2025-08-10T00:00:00" table:style-name="ce7">
            <text:p>10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date" office:date-value="2025-08-11T00:00:00" table:style-name="ce7">
            <text:p>11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date" office:date-value="2025-08-12T00:00:00" table:style-name="ce7">
            <text:p>12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date" office:date-value="2025-08-13T00:00:00" table:style-name="ce7">
            <text:p>13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date" office:date-value="2025-08-14T00:00:00" table:style-name="ce7">
            <text:p>14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date" office:date-value="2025-08-15T00:00:00" table:style-name="ce7">
            <text:p>15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date" office:date-value="2025-08-16T00:00:00" table:style-name="ce7">
            <text:p>16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date" office:date-value="2025-08-17T00:00:00" table:style-name="ce7">
            <text:p>17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date" office:date-value="2025-08-18T00:00:00" table:style-name="ce7">
            <text:p>18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date" office:date-value="2025-08-19T00:00:00" table:style-name="ce7">
            <text:p>19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date" office:date-value="2025-08-20T00:00:00" table:style-name="ce7">
            <text:p>20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date" office:date-value="2025-08-21T00:00:00" table:style-name="ce7">
            <text:p>21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date" office:date-value="2025-08-22T00:00:00" table:style-name="ce7">
            <text:p>22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date" office:date-value="2025-08-23T00:00:00" table:style-name="ce7">
            <text:p>23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date" office:date-value="2025-08-24T00:00:00" table:style-name="ce7">
            <text:p>24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date" office:date-value="2025-08-25T00:00:00" table:style-name="ce7">
            <text:p>25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date" office:date-value="2025-08-26T00:00:00" table:style-name="ce7">
            <text:p>26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date" office:date-value="2025-08-27T00:00:00" table:style-name="ce7">
            <text:p>27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date" office:date-value="2025-08-28T00:00:00" table:style-name="ce7">
            <text:p>28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date" office:date-value="2025-08-29T00:00:00" table:style-name="ce7">
            <text:p>29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68" table:style-name="ce4">
            <text:p>68</text:p>
          </table:table-cell>
          <table:table-cell office:value-type="date" office:date-value="2025-08-30T00:00:00" table:style-name="ce7">
            <text:p>30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date" office:date-value="2025-08-31T00:00:00" table:style-name="ce7">
            <text:p>31/08/2025</text:p>
          </table:table-cell>
          <table:table-cell/>
          <table:table-cell table:content-validation-name="val5" table:style-name="ce1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number-columns-repeated="16382"/>
        </table:table-row>
        <table:table-row table:number-rows-repeated="1048505" table:style-name="ro2">
          <table:table-cell table:number-columns-repeated="16384"/>
        </table:table-row>
      </table:table>
      <table:table table:name="Income_&amp;_Expense_Tracker" table:style-name="ta2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9" table:default-cell-style-name="ce1"/>
        <table:table-column table:style-name="co19" table:default-cell-style-name="ce1"/>
        <table:table-column table:style-name="co5" table:number-columns-repeated="16375" table:default-cell-style-name="ce1"/>
        <table:table-row table:style-name="ro2">
          <table:table-cell office:value-type="string" table:style-name="ce8">
            <text:p>Date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Category</text:p>
          </table:table-cell>
          <table:table-cell office:value-type="string" table:style-name="ce8">
            <text:p>Income (TSH)</text:p>
          </table:table-cell>
          <table:table-cell office:value-type="string" table:style-name="ce8">
            <text:p>Income (USD)</text:p>
          </table:table-cell>
          <table:table-cell office:value-type="string" table:style-name="ce8">
            <text:p>Expense (TSH)</text:p>
          </table:table-cell>
          <table:table-cell office:value-type="string" table:style-name="ce8">
            <text:p>Expense (USD)</text:p>
          </table:table-cell>
          <table:table-cell office:value-type="string" table:style-name="ce8">
            <text:p>Payment Method</text:p>
          </table:table-cell>
          <table:table-cell office:value-type="string" table:style-name="ce8">
            <text:p>Notes</text:p>
          </table:table-cell>
          <table:table-cell table:number-columns-repeated="16375"/>
        </table:table-row>
        <table:table-row table:number-rows-repeated="3" table:style-name="ro2">
          <table:table-cell table:style-name="ce7"/>
          <table:table-cell table:content-validation-name="val6" table:style-name="ce1"/>
          <table:table-cell table:content-validation-name="val7" table:style-name="ce1"/>
          <table:table-cell table:number-columns-repeated="4" table:style-name="ce1"/>
          <table:table-cell table:content-validation-name="val8" table:style-name="ce1"/>
          <table:table-cell table:number-columns-repeated="16376" table:style-name="ce1"/>
        </table:table-row>
        <table:table-row table:number-rows-repeated="9" table:style-name="ro2">
          <table:table-cell table:number-columns-repeated="2"/>
          <table:table-cell table:content-validation-name="val7" table:style-name="ce1"/>
          <table:table-cell table:number-columns-repeated="4"/>
          <table:table-cell table:content-validation-name="val8" table:style-name="ce1"/>
          <table:table-cell table:number-columns-repeated="16376"/>
        </table:table-row>
        <table:table-row table:number-rows-repeated="8" table:style-name="ro2">
          <table:table-cell table:number-columns-repeated="2"/>
          <table:table-cell table:content-validation-name="val7" table:style-name="ce1"/>
          <table:table-cell table:number-columns-repeated="16381"/>
        </table:table-row>
        <table:table-row table:number-rows-repeated="1048555" table:style-name="ro2">
          <table:table-cell table:number-columns-repeated="16384"/>
        </table:table-row>
      </table:table>
      <table:table table:name="Monthly_Summary_" table:style-name="ta2">
        <table:table-column table:style-name="co5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78" table:default-cell-style-name="ce1"/>
        <table:table-row table:style-name="ro2">
          <table:table-cell office:value-type="string" table:style-name="ce8">
            <text:p>Month</text:p>
          </table:table-cell>
          <table:table-cell office:value-type="string" table:style-name="ce8">
            <text:p>Total Income (TZS)</text:p>
          </table:table-cell>
          <table:table-cell office:value-type="string" table:style-name="ce8">
            <text:p>Total Income (TZS)</text:p>
          </table:table-cell>
          <table:table-cell office:value-type="string" table:style-name="ce8">
            <text:p>Total Expense (TZS)</text:p>
          </table:table-cell>
          <table:table-cell office:value-type="string" table:style-name="ce8">
            <text:p>Total Expense (USD)</text:p>
          </table:table-cell>
          <table:table-cell office:value-type="string" table:style-name="ce8">
            <text:p>Net Profit (TZS)</text:p>
          </table:table-cell>
          <table:table-cell office:value-type="string" table:style-name="ce8">
            <text:p>Net Profit (USD)</text:p>
          </table:table-cell>
          <table:table-cell table:style-name="ce8"/>
          <table:table-cell table:number-columns-repeated="16376"/>
        </table:table-row>
        <table:table-row table:style-name="ro2">
          <table:table-cell office:value-type="string" table:style-name="ce1">
            <text:p>Jul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ugust</text:p>
          </table:table-cell>
          <table:table-cell table:number-columns-repeated="16383" table:style-name="ce1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f1" style:family="table-cell" style:data-style-name="N0">
      <style:table-cell-properties fo:background-color="#70AD47"/>
    </style:style>
    <style:style style:name="cf2" style:family="table-cell" style:data-style-name="N0">
      <style:table-cell-properties fo:background-color="#FF0000"/>
    </style:style>
    <style:style style:name="Comm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Alison Kabanda</meta:initial-creator>
    <dc:creator>Frank Mapendo</dc:creator>
    <meta:creation-date>2025-08-04T19:55:15Z</meta:creation-date>
    <dc:date>2025-08-07T07:24:03Z</dc:date>
  </office:meta>
</office:document-meta>
</file>